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339966" fo:border-left="0.088cm solid #000000" fo:border-right="0.088cm solid #000000" fo:border-top="0.088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88cm solid #000000" fo:border-right="0.002cm solid #000000" fo:border-top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88cm solid #000000" fo:background-color="#808080" fo:border-left="0.088cm solid #000000" fo:border-right="0.002cm solid #000000" fo:border-top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none" fo:border-right="none" fo:border-top="0.088cm solid #000000"/>
    </style:style>
    <style:style style:name="ce7" style:family="table-cell" style:parent-style-name="Default">
      <style:table-cell-properties fo:border-bottom="0.002cm solid #000000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fo:border-left="none" fo:border-right="0.002cm solid #000000" fo:border-top="0.088cm solid #000000"/>
    </style:style>
    <style:style style:name="ce1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4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15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88cm solid #000000" fo:background-color="#808080" fo:border-left="0.002cm solid #000000" fo:border-right="0.088cm solid #000000" fo:border-top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order-bottom="none" fo:border-left="0.002cm solid #000000" fo:border-right="0.002cm solid #000000" fo:border-top="none"/>
    </style:style>
    <style:style style:name="ce2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1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88cm solid #000000" fo:border-left="0.002cm solid #000000" fo:border-right="0.002cm solid #000000" fo:border-top="none"/>
    </style:style>
    <style:style style:name="ce23" style:family="table-cell" style:parent-style-name="Default">
      <style:table-cell-properties fo:border-bottom="0.002cm solid #000000" fo:border-left="0.002cm solid #000000" fo:border-right="none" fo:border-top="0.088cm solid #000000"/>
    </style:style>
    <style:style style:name="ce2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88cm solid #000000"/>
    </style:style>
    <style:style style:name="ce26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Foglio1" table:style-name="ta1" table:print="false">
        <table:table-column table:style-name="co1" table:default-cell-style-name="ce4"/>
        <table:table-column table:style-name="co1" table:default-cell-style-name="ce9"/>
        <table:table-column table:style-name="co1" table:default-cell-style-name="ce11"/>
        <table:table-column table:style-name="co1" table:default-cell-style-name="ce16"/>
        <table:table-column table:style-name="co1" table:default-cell-style-name="ce19"/>
        <table:table-column table:style-name="co1" table:default-cell-style-name="ce4"/>
        <table:table-column table:style-name="co1" table:default-cell-style-name="ce9"/>
        <table:table-column table:style-name="co1" table:default-cell-style-name="ce11"/>
        <table:table-column table:style-name="co1" table:default-cell-style-name="ce16"/>
        <table:table-row table:style-name="ro1">
          <table:table-cell table:style-name="ce1" office:value-type="string" table:number-columns-spanned="9" table:number-rows-spanned="1">
            <text:p>SQUADRE LEGA FantaNoi 2013-2014 2013-2014</text:p>
          </table:table-cell>
          <table:covered-table-cell table:number-columns-repeated="2" table:style-name="ce6"/>
          <table:covered-table-cell table:style-name="ce12"/>
          <table:covered-table-cell table:style-name="ce8"/>
          <table:covered-table-cell table:style-name="ce23"/>
          <table:covered-table-cell table:number-columns-repeated="2" table:style-name="ce6"/>
          <table:covered-table-cell table:style-name="ce25"/>
        </table:table-row>
        <table:table-row table:style-name="ro1">
          <table:table-cell table:style-name="ce2" office:value-type="string" table:number-columns-spanned="9" table:number-rows-spanned="1">
            <text:p><text:a xlink:href="http://www.fantagazzetta.com/">Solo su WWW.FANTAGAZZETTA.COM i voti alle prime luci dell'alba</text:a></text:p>
          </table:table-cell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2" office:value-type="string" table:number-columns-spanned="9" table:number-rows-spanned="1">
            <text:p>QUESTO FILE NON PUO' ESSERE RIPRODOTTO NE' PUBBLICATO SU ALTRI SITI INTERNET</text:p>
          </table:table-cell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2" office:value-type="string" table:number-columns-spanned="9" table:number-rows-spanned="1">
            <text:p>E' DA CONSIDERARSI AD USO PERSONALE ESCLUSIVO DELLA LEGA</text:p>
          </table:table-cell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2" table:number-columns-spanned="9" table:number-rows-spanned="1"/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3" office:value-type="string" table:number-columns-spanned="4" table:number-rows-spanned="1">
            <text:p>Tristan FC</text:p>
          </table:table-cell>
          <table:covered-table-cell table:number-columns-repeated="2" table:style-name="ce8"/>
          <table:covered-table-cell table:style-name="ce14"/>
          <table:table-cell table:style-name="ce9" table:number-columns-spanned="1" table:number-rows-spanned="28"/>
          <table:table-cell table:style-name="ce3" office:value-type="string" table:number-columns-spanned="4" table:number-rows-spanned="1">
            <text:p>A C Ghirba</text:p>
          </table:table-cell>
          <table:covered-table-cell table:number-columns-repeated="2" table:style-name="ce8"/>
          <table:covered-table-cell table:style-name="ce14"/>
        </table:table-row>
        <table:table-row table:style-name="ro1"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  <table:covered-table-cell/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BENUSSI</text:p>
          </table:table-cell>
          <table:table-cell office:value-type="string">
            <text:p>UDI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AGAZZI</text:p>
          </table:table-cell>
          <table:table-cell office:value-type="string">
            <text:p>CA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BRKIC</text:p>
          </table:table-cell>
          <table:table-cell office:value-type="string">
            <text:p>UDI</text:p>
          </table:table-cell>
          <table:table-cell office:value-type="float" office:value="4">
            <text:p>4</text:p>
          </table:table-cell>
          <table:covered-table-cell/>
          <table:table-cell office:value-type="string">
            <text:p>P</text:p>
          </table:table-cell>
          <table:table-cell office:value-type="string">
            <text:p>DE SANCTIS</text:p>
          </table:table-cell>
          <table:table-cell office:value-type="string">
            <text:p>RO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KELAVA</text:p>
          </table:table-cell>
          <table:table-cell office:value-type="string">
            <text:p>UDI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PUGGIONI</text:p>
          </table:table-cell>
          <table:table-cell office:value-type="string">
            <text:p>CH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BENATIA</text:p>
          </table:table-cell>
          <table:table-cell office:value-type="string">
            <text:p>ROM</text:p>
          </table:table-cell>
          <table:table-cell office:value-type="float" office:value="18">
            <text:p>18</text:p>
          </table:table-cell>
          <table:covered-table-cell/>
          <table:table-cell office:value-type="string">
            <text:p>D</text:p>
          </table:table-cell>
          <table:table-cell office:value-type="string">
            <text:p>ABATE</text:p>
          </table:table-cell>
          <table:table-cell office:value-type="string">
            <text:p>MIL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AMPAGNARO</text:p>
          </table:table-cell>
          <table:table-cell office:value-type="string">
            <text:p>INT</text:p>
          </table:table-cell>
          <table:table-cell office:value-type="float" office:value="19">
            <text:p>19</text:p>
          </table:table-cell>
          <table:covered-table-cell/>
          <table:table-cell office:value-type="string">
            <text:p>D</text:p>
          </table:table-cell>
          <table:table-cell office:value-type="string">
            <text:p>BOVO</text:p>
          </table:table-cell>
          <table:table-cell office:value-type="string">
            <text:p>TO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GABRIEL SILVA</text:p>
          </table:table-cell>
          <table:table-cell office:value-type="string">
            <text:p>UDI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D</text:p>
          </table:table-cell>
          <table:table-cell office:value-type="string">
            <text:p>DE SCIGLIO</text:p>
          </table:table-cell>
          <table:table-cell office:value-type="string">
            <text:p>MIL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JUAN JESUS</text:p>
          </table:table-cell>
          <table:table-cell office:value-type="string">
            <text:p>INT</text:p>
          </table:table-cell>
          <table:table-cell office:value-type="float" office:value="7">
            <text:p>7</text:p>
          </table:table-cell>
          <table:covered-table-cell/>
          <table:table-cell office:value-type="string">
            <text:p>D</text:p>
          </table:table-cell>
          <table:table-cell office:value-type="string">
            <text:p>DE SILVESTRI</text:p>
          </table:table-cell>
          <table:table-cell office:value-type="string">
            <text:p>SA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MAKSIMOVIC</text:p>
          </table:table-cell>
          <table:table-cell office:value-type="string">
            <text:p>TO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MAGGIO</text:p>
          </table:table-cell>
          <table:table-cell office:value-type="string">
            <text:p>NAP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RANOCCHIA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  <table:covered-table-cell/>
          <table:table-cell office:value-type="string">
            <text:p>D</text:p>
          </table:table-cell>
          <table:table-cell office:value-type="string">
            <text:p>MEXES</text:p>
          </table:table-cell>
          <table:table-cell office:value-type="string">
            <text:p>MIL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SPOLLI</text:p>
          </table:table-cell>
          <table:table-cell office:value-type="string">
            <text:p>CAT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D</text:p>
          </table:table-cell>
          <table:table-cell office:value-type="string">
            <text:p>MORLEO</text:p>
          </table:table-cell>
          <table:table-cell office:value-type="string">
            <text:p>BO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VRSALJKO</text:p>
          </table:table-cell>
          <table:table-cell office:value-type="string">
            <text:p>GEN</text:p>
          </table:table-cell>
          <table:table-cell office:value-type="float" office:value="3">
            <text:p>3</text:p>
          </table:table-cell>
          <table:covered-table-cell/>
          <table:table-cell office:value-type="string">
            <text:p>D</text:p>
          </table:table-cell>
          <table:table-cell office:value-type="string">
            <text:p>ZAPATA</text:p>
          </table:table-cell>
          <table:table-cell office:value-type="string">
            <text:p>MIL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EHRAMI</text:p>
          </table:table-cell>
          <table:table-cell office:value-type="string">
            <text:p>NAP</text:p>
          </table:table-cell>
          <table:table-cell office:value-type="float" office:value="22">
            <text:p>22</text:p>
          </table:table-cell>
          <table:covered-table-cell/>
          <table:table-cell office:value-type="string">
            <text:p>C</text:p>
          </table:table-cell>
          <table:table-cell office:value-type="string">
            <text:p>ILICIC</text:p>
          </table:table-cell>
          <table:table-cell office:value-type="string">
            <text:p>FIO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ORJA VALERO</text:p>
          </table:table-cell>
          <table:table-cell office:value-type="string">
            <text:p>FIO</text:p>
          </table:table-cell>
          <table:table-cell office:value-type="float" office:value="59">
            <text:p>59</text:p>
          </table:table-cell>
          <table:covered-table-cell/>
          <table:table-cell office:value-type="string">
            <text:p>C</text:p>
          </table:table-cell>
          <table:table-cell office:value-type="string">
            <text:p>JOAQUIN</text:p>
          </table:table-cell>
          <table:table-cell office:value-type="string">
            <text:p>F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GUARIN</text:p>
          </table:table-cell>
          <table:table-cell office:value-type="string">
            <text:p>INT</text:p>
          </table:table-cell>
          <table:table-cell office:value-type="float" office:value="36">
            <text:p>36</text:p>
          </table:table-cell>
          <table:covered-table-cell/>
          <table:table-cell office:value-type="string">
            <text:p>C</text:p>
          </table:table-cell>
          <table:table-cell office:value-type="string">
            <text:p>MARTINHO</text:p>
          </table:table-cell>
          <table:table-cell office:value-type="string">
            <text:p>VER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JORGINHO</text:p>
          </table:table-cell>
          <table:table-cell office:value-type="string">
            <text:p>VER</text:p>
          </table:table-cell>
          <table:table-cell office:value-type="float" office:value="8">
            <text:p>8</text:p>
          </table:table-cell>
          <table:covered-table-cell/>
          <table:table-cell office:value-type="string">
            <text:p>C</text:p>
          </table:table-cell>
          <table:table-cell office:value-type="string">
            <text:p>MISSIROLI</text:p>
          </table:table-cell>
          <table:table-cell office:value-type="string">
            <text:p>SA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KOVACIC</text:p>
          </table:table-cell>
          <table:table-cell office:value-type="string">
            <text:p>INT</text:p>
          </table:table-cell>
          <table:table-cell office:value-type="float" office:value="39">
            <text:p>39</text:p>
          </table:table-cell>
          <table:covered-table-cell/>
          <table:table-cell office:value-type="string">
            <text:p>C</text:p>
          </table:table-cell>
          <table:table-cell office:value-type="string">
            <text:p>MONTOLIVO</text:p>
          </table:table-cell>
          <table:table-cell office:value-type="string">
            <text:p>MI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LAXALT</text:p>
          </table:table-cell>
          <table:table-cell office:value-type="string">
            <text:p>BOL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C</text:p>
          </table:table-cell>
          <table:table-cell office:value-type="string">
            <text:p>OBIANG</text:p>
          </table:table-cell>
          <table:table-cell office:value-type="string">
            <text:p>SAM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NAINGGOLAN</text:p>
          </table:table-cell>
          <table:table-cell office:value-type="string">
            <text:p>CAG</text:p>
          </table:table-cell>
          <table:table-cell office:value-type="float" office:value="11">
            <text:p>11</text:p>
          </table:table-cell>
          <table:covered-table-cell/>
          <table:table-cell office:value-type="string">
            <text:p>C</text:p>
          </table:table-cell>
          <table:table-cell office:value-type="string">
            <text:p>PIRLO</text:p>
          </table:table-cell>
          <table:table-cell office:value-type="string">
            <text:p>JUV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PEREYRA</text:p>
          </table:table-cell>
          <table:table-cell office:value-type="string">
            <text:p>UDI</text:p>
          </table:table-cell>
          <table:table-cell office:value-type="float" office:value="6">
            <text:p>6</text:p>
          </table:table-cell>
          <table:covered-table-cell/>
          <table:table-cell office:value-type="string">
            <text:p>C</text:p>
          </table:table-cell>
          <table:table-cell office:value-type="string">
            <text:p>POLI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ERARDI D.</text:p>
          </table:table-cell>
          <table:table-cell office:value-type="string">
            <text:p>SAS</text:p>
          </table:table-cell>
          <table:table-cell office:value-type="float" office:value="15">
            <text:p>15</text:p>
          </table:table-cell>
          <table:covered-table-cell/>
          <table:table-cell office:value-type="string">
            <text:p>A</text:p>
          </table:table-cell>
          <table:table-cell office:value-type="string">
            <text:p>BALOTELLI</text:p>
          </table:table-cell>
          <table:table-cell office:value-type="string">
            <text:p>MIL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INSIGNE</text:p>
          </table:table-cell>
          <table:table-cell office:value-type="string">
            <text:p>NAP</text:p>
          </table:table-cell>
          <table:table-cell office:value-type="float" office:value="59">
            <text:p>59</text:p>
          </table:table-cell>
          <table:covered-table-cell/>
          <table:table-cell office:value-type="string">
            <text:p>A</text:p>
          </table:table-cell>
          <table:table-cell office:value-type="string">
            <text:p>CALAIO</text:p>
          </table:table-cell>
          <table:table-cell office:value-type="string">
            <text:p>GE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ITURBE</text:p>
          </table:table-cell>
          <table:table-cell office:value-type="string">
            <text:p>VER</text:p>
          </table:table-cell>
          <table:table-cell office:value-type="float" office:value="71">
            <text:p>71</text:p>
          </table:table-cell>
          <table:covered-table-cell/>
          <table:table-cell office:value-type="string">
            <text:p>A</text:p>
          </table:table-cell>
          <table:table-cell office:value-type="string">
            <text:p>GERVINHO</text:p>
          </table:table-cell>
          <table:table-cell office:value-type="string">
            <text:p>ROM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LIVAJA</text:p>
          </table:table-cell>
          <table:table-cell office:value-type="string">
            <text:p>ATA</text:p>
          </table:table-cell>
          <table:table-cell office:value-type="float" office:value="2">
            <text:p>2</text:p>
          </table:table-cell>
          <table:covered-table-cell/>
          <table:table-cell office:value-type="string">
            <text:p>A</text:p>
          </table:table-cell>
          <table:table-cell office:value-type="string">
            <text:p>KLOSE</text:p>
          </table:table-cell>
          <table:table-cell office:value-type="string">
            <text:p>LAZ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ALACIO</text:p>
          </table:table-cell>
          <table:table-cell office:value-type="string">
            <text:p>INT</text:p>
          </table:table-cell>
          <table:table-cell office:value-type="float" office:value="62">
            <text:p>62</text:p>
          </table:table-cell>
          <table:covered-table-cell/>
          <table:table-cell office:value-type="string">
            <text:p>A</text:p>
          </table:table-cell>
          <table:table-cell office:value-type="string">
            <text:p>MERTENS</text:p>
          </table:table-cell>
          <table:table-cell office:value-type="string">
            <text:p>N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AU</text:p>
          </table:table-cell>
          <table:table-cell office:value-type="string">
            <text:p>CAG</text:p>
          </table:table-cell>
          <table:table-cell office:value-type="float" office:value="7">
            <text:p>7</text:p>
          </table:table-cell>
          <table:covered-table-cell/>
          <table:table-cell office:value-type="string">
            <text:p>A</text:p>
          </table:table-cell>
          <table:table-cell office:value-type="string">
            <text:p>MURIEL</text:p>
          </table:table-cell>
          <table:table-cell office:value-type="string">
            <text:p>UDI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87">
            <text:p>87</text:p>
          </table:table-cell>
          <table:covered-table-cell table:style-name="ce20"/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10">
            <text:p>10</text:p>
          </table:table-cell>
        </table:table-row>
        <table:table-row table:style-name="ro1">
          <table:table-cell table:style-name="ce2" table:number-columns-spanned="9" table:number-rows-spanned="1"/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3" office:value-type="string" table:number-columns-spanned="4" table:number-rows-spanned="1">
            <text:p>Stefano</text:p>
          </table:table-cell>
          <table:covered-table-cell table:number-columns-repeated="2" table:style-name="ce8"/>
          <table:covered-table-cell table:style-name="ce14"/>
          <table:table-cell table:style-name="ce9" table:number-columns-spanned="1" table:number-rows-spanned="28"/>
          <table:table-cell table:style-name="ce3" office:value-type="string" table:number-columns-spanned="4" table:number-rows-spanned="1">
            <text:p>DAL Yakuza Lucetii</text:p>
          </table:table-cell>
          <table:covered-table-cell table:number-columns-repeated="2" table:style-name="ce8"/>
          <table:covered-table-cell table:style-name="ce14"/>
        </table:table-row>
        <table:table-row table:style-name="ro1"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  <table:covered-table-cell/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CARRIZO</text:p>
          </table:table-cell>
          <table:table-cell office:value-type="string">
            <text:p>INT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BUFFON</text:p>
          </table:table-cell>
          <table:table-cell office:value-type="string">
            <text:p>JUV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CONSIGLI</text:p>
          </table:table-cell>
          <table:table-cell office:value-type="string">
            <text:p>ATA</text:p>
          </table:table-cell>
          <table:table-cell office:value-type="float" office:value="2">
            <text:p>2</text:p>
          </table:table-cell>
          <table:covered-table-cell/>
          <table:table-cell office:value-type="string">
            <text:p>P</text:p>
          </table:table-cell>
          <table:table-cell office:value-type="string">
            <text:p>RUBINHO</text:p>
          </table:table-cell>
          <table:table-cell office:value-type="string">
            <text:p>JU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HANDANOVIC</text:p>
          </table:table-cell>
          <table:table-cell office:value-type="string">
            <text:p>INT</text:p>
          </table:table-cell>
          <table:table-cell office:value-type="float" office:value="26">
            <text:p>26</text:p>
          </table:table-cell>
          <table:covered-table-cell/>
          <table:table-cell office:value-type="string">
            <text:p>P</text:p>
          </table:table-cell>
          <table:table-cell office:value-type="string">
            <text:p>STORARI</text:p>
          </table:table-cell>
          <table:table-cell office:value-type="string">
            <text:p>JU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ALBIOL</text:p>
          </table:table-cell>
          <table:table-cell office:value-type="string">
            <text:p>NAP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D</text:p>
          </table:table-cell>
          <table:table-cell office:value-type="string">
            <text:p>ARMERO</text:p>
          </table:table-cell>
          <table:table-cell office:value-type="string">
            <text:p>NAP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ANTONELLI</text:p>
          </table:table-cell>
          <table:table-cell office:value-type="string">
            <text:p>GEN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BALZARETTI</text:p>
          </table:table-cell>
          <table:table-cell office:value-type="string">
            <text:p>ROM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ASTORI</text:p>
          </table:table-cell>
          <table:table-cell office:value-type="string">
            <text:p>CAG</text:p>
          </table:table-cell>
          <table:table-cell office:value-type="float" office:value="7">
            <text:p>7</text:p>
          </table:table-cell>
          <table:covered-table-cell/>
          <table:table-cell office:value-type="string">
            <text:p>D</text:p>
          </table:table-cell>
          <table:table-cell office:value-type="string">
            <text:p>BONUCCI</text:p>
          </table:table-cell>
          <table:table-cell office:value-type="string">
            <text:p>JUV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OSTA</text:p>
          </table:table-cell>
          <table:table-cell office:value-type="string">
            <text:p>SAM</text:p>
          </table:table-cell>
          <table:table-cell office:value-type="float" office:value="3">
            <text:p>3</text:p>
          </table:table-cell>
          <table:covered-table-cell/>
          <table:table-cell office:value-type="string">
            <text:p>D</text:p>
          </table:table-cell>
          <table:table-cell office:value-type="string">
            <text:p>CACCIATORE</text:p>
          </table:table-cell>
          <table:table-cell office:value-type="string">
            <text:p>VER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EMERSON</text:p>
          </table:table-cell>
          <table:table-cell office:value-type="string">
            <text:p>LIV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MAICON</text:p>
          </table:table-cell>
          <table:table-cell office:value-type="string">
            <text:p>ROM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GOBBI</text:p>
          </table:table-cell>
          <table:table-cell office:value-type="string">
            <text:p>PA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NAGATOMO</text:p>
          </table:table-cell>
          <table:table-cell office:value-type="string">
            <text:p>INT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MORETTI</text:p>
          </table:table-cell>
          <table:table-cell office:value-type="string">
            <text:p>TO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RODRIGUEZ GO.</text:p>
          </table:table-cell>
          <table:table-cell office:value-type="string">
            <text:p>FIO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ZUNIGA</text:p>
          </table:table-cell>
          <table:table-cell office:value-type="string">
            <text:p>NAP</text:p>
          </table:table-cell>
          <table:table-cell office:value-type="float" office:value="9">
            <text:p>9</text:p>
          </table:table-cell>
          <table:covered-table-cell/>
          <table:table-cell office:value-type="string">
            <text:p>D</text:p>
          </table:table-cell>
          <table:table-cell office:value-type="string">
            <text:p>STENDARDO</text:p>
          </table:table-cell>
          <table:table-cell office:value-type="string">
            <text:p>AT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LMIRON</text:p>
          </table:table-cell>
          <table:table-cell office:value-type="string">
            <text:p>CAT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C</text:p>
          </table:table-cell>
          <table:table-cell office:value-type="string">
            <text:p>ALVAREZ R.</text:p>
          </table:table-cell>
          <table:table-cell office:value-type="string">
            <text:p>INT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UADRADO</text:p>
          </table:table-cell>
          <table:table-cell office:value-type="string">
            <text:p>FIO</text:p>
          </table:table-cell>
          <table:table-cell office:value-type="float" office:value="8">
            <text:p>8</text:p>
          </table:table-cell>
          <table:covered-table-cell/>
          <table:table-cell office:value-type="string">
            <text:p>C</text:p>
          </table:table-cell>
          <table:table-cell office:value-type="string">
            <text:p>BARRIENTOS</text:p>
          </table:table-cell>
          <table:table-cell office:value-type="string">
            <text:p>CAT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E ROSSI</text:p>
          </table:table-cell>
          <table:table-cell office:value-type="string">
            <text:p>ROM</text:p>
          </table:table-cell>
          <table:table-cell office:value-type="float" office:value="27">
            <text:p>27</text:p>
          </table:table-cell>
          <table:covered-table-cell/>
          <table:table-cell office:value-type="string">
            <text:p>C</text:p>
          </table:table-cell>
          <table:table-cell office:value-type="string">
            <text:p>BIABIANY</text:p>
          </table:table-cell>
          <table:table-cell office:value-type="string">
            <text:p>PAR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EL KADDOURI</text:p>
          </table:table-cell>
          <table:table-cell office:value-type="string">
            <text:p>TOR</text:p>
          </table:table-cell>
          <table:table-cell office:value-type="float" office:value="3">
            <text:p>3</text:p>
          </table:table-cell>
          <table:covered-table-cell/>
          <table:table-cell office:value-type="string">
            <text:p>C</text:p>
          </table:table-cell>
          <table:table-cell office:value-type="string">
            <text:p>EDERSON</text:p>
          </table:table-cell>
          <table:table-cell office:value-type="string">
            <text:p>LAZ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KAKA'</text:p>
          </table:table-cell>
          <table:table-cell office:value-type="string">
            <text:p>MIL</text:p>
          </table:table-cell>
          <table:table-cell office:value-type="float" office:value="132">
            <text:p>132</text:p>
          </table:table-cell>
          <table:covered-table-cell/>
          <table:table-cell office:value-type="string">
            <text:p>C</text:p>
          </table:table-cell>
          <table:table-cell office:value-type="string">
            <text:p>HERNANES</text:p>
          </table:table-cell>
          <table:table-cell office:value-type="string">
            <text:p>LAZ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KUCKA</text:p>
          </table:table-cell>
          <table:table-cell office:value-type="string">
            <text:p>GEN</text:p>
          </table:table-cell>
          <table:table-cell office:value-type="float" office:value="6">
            <text:p>6</text:p>
          </table:table-cell>
          <table:covered-table-cell/>
          <table:table-cell office:value-type="string">
            <text:p>C</text:p>
          </table:table-cell>
          <table:table-cell office:value-type="string">
            <text:p>KONE P.</text:p>
          </table:table-cell>
          <table:table-cell office:value-type="string">
            <text:p>BOL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LODI</text:p>
          </table:table-cell>
          <table:table-cell office:value-type="string">
            <text:p>GEN</text:p>
          </table:table-cell>
          <table:table-cell office:value-type="float" office:value="52">
            <text:p>52</text:p>
          </table:table-cell>
          <table:covered-table-cell/>
          <table:table-cell office:value-type="string">
            <text:p>C</text:p>
          </table:table-cell>
          <table:table-cell office:value-type="string">
            <text:p>STROOTMAN</text:p>
          </table:table-cell>
          <table:table-cell office:value-type="string">
            <text:p>ROM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PJANIC</text:p>
          </table:table-cell>
          <table:table-cell office:value-type="string">
            <text:p>ROM</text:p>
          </table:table-cell>
          <table:table-cell office:value-type="float" office:value="38">
            <text:p>38</text:p>
          </table:table-cell>
          <table:covered-table-cell/>
          <table:table-cell office:value-type="string">
            <text:p>C</text:p>
          </table:table-cell>
          <table:table-cell office:value-type="string">
            <text:p>TAIDER</text:p>
          </table:table-cell>
          <table:table-cell office:value-type="string">
            <text:p>I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L SHAARAWY</text:p>
          </table:table-cell>
          <table:table-cell office:value-type="string">
            <text:p>MIL</text:p>
          </table:table-cell>
          <table:table-cell office:value-type="float" office:value="62">
            <text:p>62</text:p>
          </table:table-cell>
          <table:covered-table-cell/>
          <table:table-cell office:value-type="string">
            <text:p>A</text:p>
          </table:table-cell>
          <table:table-cell office:value-type="string">
            <text:p>BERGESSIO</text:p>
          </table:table-cell>
          <table:table-cell office:value-type="string">
            <text:p>CAT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IBARBO</text:p>
          </table:table-cell>
          <table:table-cell office:value-type="string">
            <text:p>CAG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A</text:p>
          </table:table-cell>
          <table:table-cell office:value-type="string">
            <text:p>EMEGHARA</text:p>
          </table:table-cell>
          <table:table-cell office:value-type="string">
            <text:p>LIV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ILITO</text:p>
          </table:table-cell>
          <table:table-cell office:value-type="string">
            <text:p>INT</text:p>
          </table:table-cell>
          <table:table-cell office:value-type="float" office:value="90">
            <text:p>90</text:p>
          </table:table-cell>
          <table:covered-table-cell/>
          <table:table-cell office:value-type="string">
            <text:p>A</text:p>
          </table:table-cell>
          <table:table-cell office:value-type="string">
            <text:p>PANDEV</text:p>
          </table:table-cell>
          <table:table-cell office:value-type="string">
            <text:p>NAP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AULINHO</text:p>
          </table:table-cell>
          <table:table-cell office:value-type="string">
            <text:p>LIV</text:p>
          </table:table-cell>
          <table:table-cell office:value-type="float" office:value="31">
            <text:p>31</text:p>
          </table:table-cell>
          <table:covered-table-cell/>
          <table:table-cell office:value-type="string">
            <text:p>A</text:p>
          </table:table-cell>
          <table:table-cell office:value-type="string">
            <text:p>QUAGLIARELLA</text:p>
          </table:table-cell>
          <table:table-cell office:value-type="string">
            <text:p>JU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ROSSI</text:p>
          </table:table-cell>
          <table:table-cell office:value-type="string">
            <text:p>FIO</text:p>
          </table:table-cell>
          <table:table-cell office:value-type="float" office:value="25">
            <text:p>25</text:p>
          </table:table-cell>
          <table:covered-table-cell/>
          <table:table-cell office:value-type="string">
            <text:p>A</text:p>
          </table:table-cell>
          <table:table-cell office:value-type="string">
            <text:p>TEVEZ</text:p>
          </table:table-cell>
          <table:table-cell office:value-type="string">
            <text:p>JUV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TTI</text:p>
          </table:table-cell>
          <table:table-cell office:value-type="string">
            <text:p>ROM</text:p>
          </table:table-cell>
          <table:table-cell office:value-type="float" office:value="90">
            <text:p>90</text:p>
          </table:table-cell>
          <table:covered-table-cell/>
          <table:table-cell office:value-type="string">
            <text:p>A</text:p>
          </table:table-cell>
          <table:table-cell office:value-type="string">
            <text:p>VUCINIC</text:p>
          </table:table-cell>
          <table:table-cell office:value-type="string">
            <text:p>JUV</text:p>
          </table:table-cell>
          <table:table-cell office:value-type="float" office:value="69">
            <text:p>69</text:p>
          </table:table-cell>
        </table:table-row>
        <table:table-row table:style-name="ro1"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25">
            <text:p>25</text:p>
          </table:table-cell>
          <table:covered-table-cell table:style-name="ce20"/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36">
            <text:p>36</text:p>
          </table:table-cell>
        </table:table-row>
        <table:table-row table:style-name="ro1">
          <table:table-cell table:style-name="ce2" table:number-columns-spanned="9" table:number-rows-spanned="1"/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3" office:value-type="string" table:number-columns-spanned="4" table:number-rows-spanned="1">
            <text:p>Atletico Battilana</text:p>
          </table:table-cell>
          <table:covered-table-cell table:number-columns-repeated="2" table:style-name="ce8"/>
          <table:covered-table-cell table:style-name="ce14"/>
          <table:table-cell table:style-name="ce9" table:number-columns-spanned="1" table:number-rows-spanned="28"/>
          <table:table-cell table:style-name="ce3" office:value-type="string" table:number-columns-spanned="4" table:number-rows-spanned="1">
            <text:p>Avenza Alcolica</text:p>
          </table:table-cell>
          <table:covered-table-cell table:number-columns-repeated="2" table:style-name="ce8"/>
          <table:covered-table-cell table:style-name="ce14"/>
        </table:table-row>
        <table:table-row table:style-name="ro1"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  <table:covered-table-cell/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ABBIATI</text:p>
          </table:table-cell>
          <table:table-cell office:value-type="string">
            <text:p>MIL</text:p>
          </table:table-cell>
          <table:table-cell office:value-type="float" office:value="12">
            <text:p>12</text:p>
          </table:table-cell>
          <table:covered-table-cell/>
          <table:table-cell office:value-type="string">
            <text:p>P</text:p>
          </table:table-cell>
          <table:table-cell office:value-type="string">
            <text:p>BIZZARRI A.</text:p>
          </table:table-cell>
          <table:table-cell office:value-type="string">
            <text:p>G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AMELIA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MARCHETTI</text:p>
          </table:table-cell>
          <table:table-cell office:value-type="string">
            <text:p>LAZ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MIRANTE</text:p>
          </table:table-cell>
          <table:table-cell office:value-type="string">
            <text:p>PA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PERIN</text:p>
          </table:table-cell>
          <table:table-cell office:value-type="string">
            <text:p>GE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ANTONINI</text:p>
          </table:table-cell>
          <table:table-cell office:value-type="string">
            <text:p>GEN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CASTAN</text:p>
          </table:table-cell>
          <table:table-cell office:value-type="string">
            <text:p>ROM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AVANDA</text:p>
          </table:table-cell>
          <table:table-cell office:value-type="string">
            <text:p>LAZ</text:p>
          </table:table-cell>
          <table:table-cell office:value-type="float" office:value="3">
            <text:p>3</text:p>
          </table:table-cell>
          <table:covered-table-cell/>
          <table:table-cell office:value-type="string">
            <text:p>D</text:p>
          </table:table-cell>
          <table:table-cell office:value-type="string">
            <text:p>JONATHAN</text:p>
          </table:table-cell>
          <table:table-cell office:value-type="string">
            <text:p>IN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'AMBROSIO</text:p>
          </table:table-cell>
          <table:table-cell office:value-type="string">
            <text:p>TO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PASQUAL</text:p>
          </table:table-cell>
          <table:table-cell office:value-type="string">
            <text:p>FI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OMIZZI</text:p>
          </table:table-cell>
          <table:table-cell office:value-type="string">
            <text:p>UDI</text:p>
          </table:table-cell>
          <table:table-cell office:value-type="float" office:value="11">
            <text:p>11</text:p>
          </table:table-cell>
          <table:covered-table-cell/>
          <table:table-cell office:value-type="string">
            <text:p>D</text:p>
          </table:table-cell>
          <table:table-cell office:value-type="string">
            <text:p>PORTANOVA</text:p>
          </table:table-cell>
          <table:table-cell office:value-type="string">
            <text:p>GE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LICHTSTEINER</text:p>
          </table:table-cell>
          <table:table-cell office:value-type="string">
            <text:p>JUV</text:p>
          </table:table-cell>
          <table:table-cell office:value-type="float" office:value="49">
            <text:p>49</text:p>
          </table:table-cell>
          <table:covered-table-cell/>
          <table:table-cell office:value-type="string">
            <text:p>D</text:p>
          </table:table-cell>
          <table:table-cell office:value-type="string">
            <text:p>ROSI</text:p>
          </table:table-cell>
          <table:table-cell office:value-type="string">
            <text:p>PA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RADU</text:p>
          </table:table-cell>
          <table:table-cell office:value-type="string">
            <text:p>LAZ</text:p>
          </table:table-cell>
          <table:table-cell office:value-type="float" office:value="4">
            <text:p>4</text:p>
          </table:table-cell>
          <table:covered-table-cell/>
          <table:table-cell office:value-type="string">
            <text:p>D</text:p>
          </table:table-cell>
          <table:table-cell office:value-type="string">
            <text:p>SAVIC</text:p>
          </table:table-cell>
          <table:table-cell office:value-type="string">
            <text:p>FI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TOROSIDIS</text:p>
          </table:table-cell>
          <table:table-cell office:value-type="string">
            <text:p>ROM</text:p>
          </table:table-cell>
          <table:table-cell office:value-type="float" office:value="2">
            <text:p>2</text:p>
          </table:table-cell>
          <table:covered-table-cell/>
          <table:table-cell office:value-type="string">
            <text:p>D</text:p>
          </table:table-cell>
          <table:table-cell office:value-type="string">
            <text:p>SORENSEN</text:p>
          </table:table-cell>
          <table:table-cell office:value-type="string">
            <text:p>BO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YEPES</text:p>
          </table:table-cell>
          <table:table-cell office:value-type="string">
            <text:p>ATA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TOMOVIC</text:p>
          </table:table-cell>
          <table:table-cell office:value-type="string">
            <text:p>FIO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LLAN</text:p>
          </table:table-cell>
          <table:table-cell office:value-type="string">
            <text:p>UDI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C</text:p>
          </table:table-cell>
          <table:table-cell office:value-type="string">
            <text:p>AMBROSINI</text:p>
          </table:table-cell>
          <table:table-cell office:value-type="string">
            <text:p>FIO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BONAVENTURA</text:p>
          </table:table-cell>
          <table:table-cell office:value-type="string">
            <text:p>ATA</text:p>
          </table:table-cell>
          <table:table-cell office:value-type="float" office:value="7">
            <text:p>7</text:p>
          </table:table-cell>
          <table:covered-table-cell/>
          <table:table-cell office:value-type="string">
            <text:p>C</text:p>
          </table:table-cell>
          <table:table-cell office:value-type="string">
            <text:p>CAMBIASSO</text:p>
          </table:table-cell>
          <table:table-cell office:value-type="string">
            <text:p>I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ASTRO</text:p>
          </table:table-cell>
          <table:table-cell office:value-type="string">
            <text:p>CAT</text:p>
          </table:table-cell>
          <table:table-cell office:value-type="float" office:value="14">
            <text:p>14</text:p>
          </table:table-cell>
          <table:covered-table-cell/>
          <table:table-cell office:value-type="string">
            <text:p>C</text:p>
          </table:table-cell>
          <table:table-cell office:value-type="string">
            <text:p>CIGARINI</text:p>
          </table:table-cell>
          <table:table-cell office:value-type="string">
            <text:p>AT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ERCI</text:p>
          </table:table-cell>
          <table:table-cell office:value-type="string">
            <text:p>TOR</text:p>
          </table:table-cell>
          <table:table-cell office:value-type="float" office:value="9">
            <text:p>9</text:p>
          </table:table-cell>
          <table:covered-table-cell/>
          <table:table-cell office:value-type="string">
            <text:p>C</text:p>
          </table:table-cell>
          <table:table-cell office:value-type="string">
            <text:p>CONTI</text:p>
          </table:table-cell>
          <table:table-cell office:value-type="string">
            <text:p>CAG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OSSU</text:p>
          </table:table-cell>
          <table:table-cell office:value-type="string">
            <text:p>CAG</text:p>
          </table:table-cell>
          <table:table-cell office:value-type="float" office:value="8">
            <text:p>8</text:p>
          </table:table-cell>
          <table:covered-table-cell/>
          <table:table-cell office:value-type="string">
            <text:p>C</text:p>
          </table:table-cell>
          <table:table-cell office:value-type="string">
            <text:p>DE JONG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IAMANTI</text:p>
          </table:table-cell>
          <table:table-cell office:value-type="string">
            <text:p>BOL</text:p>
          </table:table-cell>
          <table:table-cell office:value-type="float" office:value="50">
            <text:p>50</text:p>
          </table:table-cell>
          <table:covered-table-cell/>
          <table:table-cell office:value-type="string">
            <text:p>C</text:p>
          </table:table-cell>
          <table:table-cell office:value-type="string">
            <text:p>DONATI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ZEMAILI</text:p>
          </table:table-cell>
          <table:table-cell office:value-type="string">
            <text:p>NAP</text:p>
          </table:table-cell>
          <table:table-cell office:value-type="float" office:value="6">
            <text:p>6</text:p>
          </table:table-cell>
          <table:covered-table-cell/>
          <table:table-cell office:value-type="string">
            <text:p>C</text:p>
          </table:table-cell>
          <table:table-cell office:value-type="string">
            <text:p>LJAJIC</text:p>
          </table:table-cell>
          <table:table-cell office:value-type="string">
            <text:p>ROM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SCHELOTTO</text:p>
          </table:table-cell>
          <table:table-cell office:value-type="string">
            <text:p>SAS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C</text:p>
          </table:table-cell>
          <table:table-cell office:value-type="string">
            <text:p>SAPONARA</text:p>
          </table:table-cell>
          <table:table-cell office:value-type="string">
            <text:p>M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ASSANO</text:p>
          </table:table-cell>
          <table:table-cell office:value-type="string">
            <text:p>PAR</text:p>
          </table:table-cell>
          <table:table-cell office:value-type="float" office:value="45">
            <text:p>45</text:p>
          </table:table-cell>
          <table:covered-table-cell/>
          <table:table-cell office:value-type="string">
            <text:p>A</text:p>
          </table:table-cell>
          <table:table-cell office:value-type="string">
            <text:p>EDER</text:p>
          </table:table-cell>
          <table:table-cell office:value-type="string">
            <text:p>SAM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GABBIADINI</text:p>
          </table:table-cell>
          <table:table-cell office:value-type="string">
            <text:p>SAM</text:p>
          </table:table-cell>
          <table:table-cell office:value-type="float" office:value="9">
            <text:p>9</text:p>
          </table:table-cell>
          <table:covered-table-cell/>
          <table:table-cell office:value-type="string">
            <text:p>A</text:p>
          </table:table-cell>
          <table:table-cell office:value-type="string">
            <text:p>FLORO FLORES</text:p>
          </table:table-cell>
          <table:table-cell office:value-type="string">
            <text:p>SA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HIGUAIN</text:p>
          </table:table-cell>
          <table:table-cell office:value-type="string">
            <text:p>NAP</text:p>
          </table:table-cell>
          <table:table-cell office:value-type="float" office:value="276">
            <text:p>276</text:p>
          </table:table-cell>
          <table:covered-table-cell/>
          <table:table-cell office:value-type="string">
            <text:p>A</text:p>
          </table:table-cell>
          <table:table-cell office:value-type="string">
            <text:p>GILARDINO</text:p>
          </table:table-cell>
          <table:table-cell office:value-type="string">
            <text:p>GEN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MATRI</text:p>
          </table:table-cell>
          <table:table-cell office:value-type="string">
            <text:p>MIL</text:p>
          </table:table-cell>
          <table:table-cell office:value-type="float" office:value="12">
            <text:p>12</text:p>
          </table:table-cell>
          <table:covered-table-cell/>
          <table:table-cell office:value-type="string">
            <text:p>A</text:p>
          </table:table-cell>
          <table:table-cell office:value-type="string">
            <text:p>GOMEZ</text:p>
          </table:table-cell>
          <table:table-cell office:value-type="string">
            <text:p>FIO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AZZINI</text:p>
          </table:table-cell>
          <table:table-cell office:value-type="string">
            <text:p>MIL</text:p>
          </table:table-cell>
          <table:table-cell office:value-type="float" office:value="16">
            <text:p>16</text:p>
          </table:table-cell>
          <table:covered-table-cell/>
          <table:table-cell office:value-type="string">
            <text:p>A</text:p>
          </table:table-cell>
          <table:table-cell office:value-type="string">
            <text:p>JUANITO</text:p>
          </table:table-cell>
          <table:table-cell office:value-type="string">
            <text:p>VER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ONI</text:p>
          </table:table-cell>
          <table:table-cell office:value-type="string">
            <text:p>VER</text:p>
          </table:table-cell>
          <table:table-cell office:value-type="float" office:value="31">
            <text:p>31</text:p>
          </table:table-cell>
          <table:covered-table-cell/>
          <table:table-cell office:value-type="string">
            <text:p>A</text:p>
          </table:table-cell>
          <table:table-cell office:value-type="string">
            <text:p>PINILLA</text:p>
          </table:table-cell>
          <table:table-cell office:value-type="string">
            <text:p>CAG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6">
            <text:p>6</text:p>
          </table:table-cell>
          <table:covered-table-cell table:style-name="ce20"/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57">
            <text:p>57</text:p>
          </table:table-cell>
        </table:table-row>
        <table:table-row table:style-name="ro1">
          <table:table-cell table:style-name="ce2" table:number-columns-spanned="9" table:number-rows-spanned="1"/>
          <table:covered-table-cell table:number-columns-repeated="2" table:style-name="ce7"/>
          <table:covered-table-cell table:style-name="ce13"/>
          <table:covered-table-cell table:style-name="ce18"/>
          <table:covered-table-cell table:style-name="ce24"/>
          <table:covered-table-cell table:number-columns-repeated="2" table:style-name="ce7"/>
          <table:covered-table-cell table:style-name="ce26"/>
        </table:table-row>
        <table:table-row table:style-name="ro1">
          <table:table-cell table:style-name="ce3" office:value-type="string" table:number-columns-spanned="4" table:number-rows-spanned="1">
            <text:p>FC Myzhar</text:p>
          </table:table-cell>
          <table:covered-table-cell table:number-columns-repeated="2" table:style-name="ce8"/>
          <table:covered-table-cell table:style-name="ce14"/>
          <table:table-cell table:style-name="ce21" table:number-columns-spanned="1" table:number-rows-spanned="28"/>
          <table:table-cell table:style-name="ce3" office:value-type="string" table:number-columns-spanned="4" table:number-rows-spanned="1">
            <text:p>cska massese</text:p>
          </table:table-cell>
          <table:covered-table-cell table:number-columns-repeated="2" table:style-name="ce8"/>
          <table:covered-table-cell table:style-name="ce14"/>
        </table:table-row>
        <table:table-row table:style-name="ro1"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  <table:covered-table-cell/>
          <table:table-cell office:value-type="string">
            <text:p>Ruolo</text:p>
          </table:table-cell>
          <table:table-cell office:value-type="string">
            <text:p>Calciatore</text:p>
          </table:table-cell>
          <table:table-cell table:style-name="ce9" office:value-type="string">
            <text:p>Squadra</text:p>
          </table:table-cell>
          <table:table-cell table:style-name="ce15" office:value-type="string">
            <text:p>Costo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ANDUJAR</text:p>
          </table:table-cell>
          <table:table-cell office:value-type="string">
            <text:p>CAT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BARDI</text:p>
          </table:table-cell>
          <table:table-cell office:value-type="string">
            <text:p>LI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NETO</text:p>
          </table:table-cell>
          <table:table-cell office:value-type="string">
            <text:p>FIO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P</text:p>
          </table:table-cell>
          <table:table-cell office:value-type="string">
            <text:p>RAFAEL C.</text:p>
          </table:table-cell>
          <table:table-cell office:value-type="string">
            <text:p>NA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RAFAEL</text:p>
          </table:table-cell>
          <table:table-cell office:value-type="string">
            <text:p>VER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P</text:p>
          </table:table-cell>
          <table:table-cell office:value-type="string">
            <text:p>REINA</text:p>
          </table:table-cell>
          <table:table-cell office:value-type="string">
            <text:p>NA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BARZAGLI</text:p>
          </table:table-cell>
          <table:table-cell office:value-type="string">
            <text:p>JUV</text:p>
          </table:table-cell>
          <table:table-cell office:value-type="float" office:value="29">
            <text:p>29</text:p>
          </table:table-cell>
          <table:covered-table-cell/>
          <table:table-cell office:value-type="string">
            <text:p>D</text:p>
          </table:table-cell>
          <table:table-cell office:value-type="string">
            <text:p>BASTA</text:p>
          </table:table-cell>
          <table:table-cell office:value-type="string">
            <text:p>UDI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ASSANI</text:p>
          </table:table-cell>
          <table:table-cell office:value-type="string">
            <text:p>PA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BIAVA</text:p>
          </table:table-cell>
          <table:table-cell office:value-type="string">
            <text:p>LAZ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HIELLINI</text:p>
          </table:table-cell>
          <table:table-cell office:value-type="string">
            <text:p>JUV</text:p>
          </table:table-cell>
          <table:table-cell office:value-type="float" office:value="4">
            <text:p>4</text:p>
          </table:table-cell>
          <table:covered-table-cell/>
          <table:table-cell office:value-type="string">
            <text:p>D</text:p>
          </table:table-cell>
          <table:table-cell office:value-type="string">
            <text:p>BRITOS</text:p>
          </table:table-cell>
          <table:table-cell office:value-type="string">
            <text:p>NAP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ANILO</text:p>
          </table:table-cell>
          <table:table-cell office:value-type="string">
            <text:p>UDI</text:p>
          </table:table-cell>
          <table:table-cell office:value-type="float" office:value="26">
            <text:p>26</text:p>
          </table:table-cell>
          <table:covered-table-cell/>
          <table:table-cell office:value-type="string">
            <text:p>D</text:p>
          </table:table-cell>
          <table:table-cell office:value-type="string">
            <text:p>GASTALDELLO</text:p>
          </table:table-cell>
          <table:table-cell office:value-type="string">
            <text:p>SAM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HEURTAUX</text:p>
          </table:table-cell>
          <table:table-cell office:value-type="string">
            <text:p>UDI</text:p>
          </table:table-cell>
          <table:table-cell office:value-type="float" office:value="15">
            <text:p>15</text:p>
          </table:table-cell>
          <table:covered-table-cell/>
          <table:table-cell office:value-type="string">
            <text:p>D</text:p>
          </table:table-cell>
          <table:table-cell office:value-type="string">
            <text:p>LUCARELLI</text:p>
          </table:table-cell>
          <table:table-cell office:value-type="string">
            <text:p>PAR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LEGROTTAGLIE</text:p>
          </table:table-cell>
          <table:table-cell office:value-type="string">
            <text:p>CAT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D</text:p>
          </table:table-cell>
          <table:table-cell office:value-type="string">
            <text:p>PALOMBO</text:p>
          </table:table-cell>
          <table:table-cell office:value-type="string">
            <text:p>SA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PALETTA</text:p>
          </table:table-cell>
          <table:table-cell office:value-type="string">
            <text:p>PAR</text:p>
          </table:table-cell>
          <table:table-cell office:value-type="float" office:value="21">
            <text:p>21</text:p>
          </table:table-cell>
          <table:covered-table-cell/>
          <table:table-cell office:value-type="string">
            <text:p>D</text:p>
          </table:table-cell>
          <table:table-cell office:value-type="string">
            <text:p>REGINI</text:p>
          </table:table-cell>
          <table:table-cell office:value-type="string">
            <text:p>SA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PELUSO</text:p>
          </table:table-cell>
          <table:table-cell office:value-type="string">
            <text:p>JUV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D</text:p>
          </table:table-cell>
          <table:table-cell office:value-type="string">
            <text:p>VALENTINI</text:p>
          </table:table-cell>
          <table:table-cell office:value-type="string">
            <text:p>LI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ASAMOAH</text:p>
          </table:table-cell>
          <table:table-cell office:value-type="string">
            <text:p>JUV</text:p>
          </table:table-cell>
          <table:table-cell office:value-type="float" office:value="46">
            <text:p>46</text:p>
          </table:table-cell>
          <table:covered-table-cell/>
          <table:table-cell office:value-type="string">
            <text:p>C</text:p>
          </table:table-cell>
          <table:table-cell office:value-type="string">
            <text:p>AQUILANI</text:p>
          </table:table-cell>
          <table:table-cell office:value-type="string">
            <text:p>FIO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HAMSIK</text:p>
          </table:table-cell>
          <table:table-cell office:value-type="string">
            <text:p>NAP</text:p>
          </table:table-cell>
          <table:table-cell office:value-type="float" office:value="85">
            <text:p>85</text:p>
          </table:table-cell>
          <table:covered-table-cell/>
          <table:table-cell office:value-type="string">
            <text:p>C</text:p>
          </table:table-cell>
          <table:table-cell office:value-type="string">
            <text:p>CANDREVA</text:p>
          </table:table-cell>
          <table:table-cell office:value-type="string">
            <text:p>LAZ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INLER</text:p>
          </table:table-cell>
          <table:table-cell office:value-type="string">
            <text:p>NAP</text:p>
          </table:table-cell>
          <table:table-cell office:value-type="float" office:value="11">
            <text:p>11</text:p>
          </table:table-cell>
          <table:covered-table-cell/>
          <table:table-cell office:value-type="string">
            <text:p>C</text:p>
          </table:table-cell>
          <table:table-cell office:value-type="string">
            <text:p>FLORENZI</text:p>
          </table:table-cell>
          <table:table-cell office:value-type="string">
            <text:p>ROM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JANKOVIC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  <table:covered-table-cell/>
          <table:table-cell office:value-type="string">
            <text:p>C</text:p>
          </table:table-cell>
          <table:table-cell office:value-type="string">
            <text:p>GRECO</text:p>
          </table:table-cell>
          <table:table-cell office:value-type="string">
            <text:p>LI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LULIC</text:p>
          </table:table-cell>
          <table:table-cell office:value-type="string">
            <text:p>LAZ</text:p>
          </table:table-cell>
          <table:table-cell office:value-type="float" office:value="11">
            <text:p>11</text:p>
          </table:table-cell>
          <table:covered-table-cell/>
          <table:table-cell office:value-type="string">
            <text:p>C</text:p>
          </table:table-cell>
          <table:table-cell office:value-type="string">
            <text:p>KURTIC</text:p>
          </table:table-cell>
          <table:table-cell office:value-type="string">
            <text:p>S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MARCHISIO</text:p>
          </table:table-cell>
          <table:table-cell office:value-type="string">
            <text:p>JUV</text:p>
          </table:table-cell>
          <table:table-cell office:value-type="float" office:value="59">
            <text:p>59</text:p>
          </table:table-cell>
          <table:covered-table-cell/>
          <table:table-cell office:value-type="string">
            <text:p>C</text:p>
          </table:table-cell>
          <table:table-cell office:value-type="string">
            <text:p>PAROLO</text:p>
          </table:table-cell>
          <table:table-cell office:value-type="string">
            <text:p>PAR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POGBA</text:p>
          </table:table-cell>
          <table:table-cell office:value-type="string">
            <text:p>JUV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C</text:p>
          </table:table-cell>
          <table:table-cell office:value-type="string">
            <text:p>PIZARRO</text:p>
          </table:table-cell>
          <table:table-cell office:value-type="string">
            <text:p>FIO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VIDAL</text:p>
          </table:table-cell>
          <table:table-cell office:value-type="string">
            <text:p>JUV</text:p>
          </table:table-cell>
          <table:table-cell office:value-type="float" office:value="68">
            <text:p>68</text:p>
          </table:table-cell>
          <table:covered-table-cell/>
          <table:table-cell office:value-type="string">
            <text:p>C</text:p>
          </table:table-cell>
          <table:table-cell office:value-type="string">
            <text:p>SCHIATTARELLA</text:p>
          </table:table-cell>
          <table:table-cell office:value-type="string">
            <text:p>LI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MAURI</text:p>
          </table:table-cell>
          <table:table-cell office:value-type="string">
            <text:p>PAR</text:p>
          </table:table-cell>
          <table:table-cell office:value-type="float" office:value="7">
            <text:p>7</text:p>
          </table:table-cell>
          <table:covered-table-cell/>
          <table:table-cell office:value-type="string">
            <text:p>A</text:p>
          </table:table-cell>
          <table:table-cell office:value-type="string">
            <text:p>CALLEJON</text:p>
          </table:table-cell>
          <table:table-cell office:value-type="string">
            <text:p>NAP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DI NATALE</text:p>
          </table:table-cell>
          <table:table-cell office:value-type="string">
            <text:p>UDI</text:p>
          </table:table-cell>
          <table:table-cell office:value-type="float" office:value="112">
            <text:p>112</text:p>
          </table:table-cell>
          <table:covered-table-cell/>
          <table:table-cell office:value-type="string">
            <text:p>A</text:p>
          </table:table-cell>
          <table:table-cell office:value-type="string">
            <text:p>DENIS</text:p>
          </table:table-cell>
          <table:table-cell office:value-type="string">
            <text:p>ATA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PALOSCHI</text:p>
          </table:table-cell>
          <table:table-cell office:value-type="string">
            <text:p>CHI</text:p>
          </table:table-cell>
          <table:table-cell office:value-type="float" office:value="20">
            <text:p>20</text:p>
          </table:table-cell>
          <table:covered-table-cell/>
          <table:table-cell office:value-type="string">
            <text:p>A</text:p>
          </table:table-cell>
          <table:table-cell office:value-type="string">
            <text:p>GIOVINCO</text:p>
          </table:table-cell>
          <table:table-cell office:value-type="string">
            <text:p>JUV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ANSONE N.</text:p>
          </table:table-cell>
          <table:table-cell office:value-type="string">
            <text:p>PAR</text:p>
          </table:table-cell>
          <table:table-cell office:value-type="float" office:value="17">
            <text:p>17</text:p>
          </table:table-cell>
          <table:covered-table-cell/>
          <table:table-cell office:value-type="string">
            <text:p>A</text:p>
          </table:table-cell>
          <table:table-cell office:value-type="string">
            <text:p>ICARDI</text:p>
          </table:table-cell>
          <table:table-cell office:value-type="string">
            <text:p>INT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THEREAU</text:p>
          </table:table-cell>
          <table:table-cell office:value-type="string">
            <text:p>CHI</text:p>
          </table:table-cell>
          <table:table-cell office:value-type="float" office:value="8">
            <text:p>8</text:p>
          </table:table-cell>
          <table:covered-table-cell/>
          <table:table-cell office:value-type="string">
            <text:p>A</text:p>
          </table:table-cell>
          <table:table-cell office:value-type="string">
            <text:p>IMMOBILE</text:p>
          </table:table-cell>
          <table:table-cell office:value-type="string">
            <text:p>TOR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ZAZA</text:p>
          </table:table-cell>
          <table:table-cell office:value-type="string">
            <text:p>SAS</text:p>
          </table:table-cell>
          <table:table-cell office:value-type="float" office:value="12">
            <text:p>12</text:p>
          </table:table-cell>
          <table:covered-table-cell/>
          <table:table-cell office:value-type="string">
            <text:p>A</text:p>
          </table:table-cell>
          <table:table-cell office:value-type="string">
            <text:p>LLORENTE</text:p>
          </table:table-cell>
          <table:table-cell office:value-type="string">
            <text:p>JUV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77">
            <text:p>77</text:p>
          </table:table-cell>
          <table:covered-table-cell table:style-name="ce22"/>
          <table:table-cell table:style-name="ce5" office:value-type="string" table:number-columns-spanned="3" table:number-rows-spanned="1">
            <text:p>Crediti Residui:</text:p>
          </table:table-cell>
          <table:covered-table-cell table:number-columns-repeated="2" table:style-name="ce10"/>
          <table:table-cell table:style-name="ce17" office:value-type="float" office:value="36">
            <text:p>36</text:p>
          </table:table-cell>
        </table:table-row>
      </table:table>
      <table:named-expressions>
        <table:named-range table:name="HTML_all" table:base-cell-address="$Foglio1.$A$1" table:cell-range-address=".$A$1:.$I$120"/>
        <table:named-range table:name="HTML_tables" table:base-cell-address="$Foglio1.$A$1" table:cell-range-address=".$A$1:.$A$1"/>
        <table:named-range table:name="HTML_1" table:base-cell-address="$Foglio1.$A$1" table:cell-range-address=".$A$1:.$I$120"/>
        <table:named-range table:name="HTML_2" table:base-cell-address="$Foglio1.$A$1" table:cell-range-address=".$A$6:.$D$33"/>
        <table:named-range table:name="HTML_3" table:base-cell-address="$Foglio1.$A$1" table:cell-range-address=".$F$6:.$I$33"/>
        <table:named-range table:name="HTML_4" table:base-cell-address="$Foglio1.$A$1" table:cell-range-address=".$A$35:.$D$62"/>
        <table:named-range table:name="HTML_5" table:base-cell-address="$Foglio1.$A$1" table:cell-range-address=".$F$35:.$I$62"/>
        <table:named-range table:name="HTML_6" table:base-cell-address="$Foglio1.$A$1" table:cell-range-address=".$A$64:.$D$91"/>
        <table:named-range table:name="HTML_7" table:base-cell-address="$Foglio1.$A$1" table:cell-range-address=".$F$64:.$I$91"/>
        <table:named-range table:name="HTML_8" table:base-cell-address="$Foglio1.$A$1" table:cell-range-address=".$A$93:.$D$120"/>
        <table:named-range table:name="HTML_9" table:base-cell-address="$Foglio1.$A$1" table:cell-range-address=".$F$93:.$I$1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3/12/2013</text:date>, <text:time>09:27:1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3T09:27:15.95</dc:date>
    <meta:document-statistic meta:table-count="1" meta:cell-count="860" meta:object-count="0"/>
    <meta:generator>OpenOffice.org/3.4.1$Win32 OpenOffice.org_project/341m1$Build-9593</meta:generator>
  </office:meta>
</office:document-meta>
</file>